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28.35mm"/>
    </style:style>
    <style:style style:name="co22" style:family="table-column">
      <style:table-column-properties fo:break-before="auto" style:column-width="105.22mm"/>
    </style:style>
    <style:style style:name="co23" style:family="table-column">
      <style:table-column-properties fo:break-before="auto" style:column-width="89.34mm"/>
    </style:style>
    <style:style style:name="co24" style:family="table-column">
      <style:table-column-properties fo:break-before="auto" style:column-width="39.44mm"/>
    </style:style>
    <style:style style:name="co25" style:family="table-column">
      <style:table-column-properties fo:break-before="auto" style:column-width="36.67mm"/>
    </style:style>
    <style:style style:name="co26" style:family="table-column">
      <style:table-column-properties fo:break-before="auto" style:column-width="71.08mm"/>
    </style:style>
    <style:style style:name="co27" style:family="table-column">
      <style:table-column-properties fo:break-before="auto" style:column-width="150.72mm"/>
    </style:style>
    <style:style style:name="co28" style:family="table-column">
      <style:table-column-properties fo:break-before="auto" style:column-width="28.91mm"/>
    </style:style>
    <style:style style:name="co29" style:family="table-column">
      <style:table-column-properties fo:break-before="auto" style:column-width="31.96mm"/>
    </style:style>
    <style:style style:name="co30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8000/s</text:p>
          </table:table-cell>
          <table:table-cell office:value-type="string" calcext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 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</text:p>
            <text:p> &gt; 1st terminal ports = 10002 / 10001</text:p>
            <text:p> &gt; 2nd terminal ports = 10001 / 10002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</text:p>
            <text:p> &gt; 3rd terminal ports = 10001 / 10002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sent from the 3rd terminal</text:p>
            <text:p>No data can be received at the 3rd terminal</text:p>
          </table:table-cell>
          <table:table-cell office:value-type="string" calcext:value-type="string">
            <text:p/>
            <text:p>OK, no multicast implemented (so far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UDP</text:p>
            <text:p> &gt; Remote Host = YAT TestLaptop</text:p>
            <text:p> &gt; Ports = 10000 /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n YAT TestLaptop, also create a UDP terminal</text:p>
            <text:p> &gt; Remote Host = Standard Computer</text:p>
            <text:p> &gt; Ports = 10000 / 10000</text:p>
          </table:table-cell>
          <table:table-cell table:number-columns-repeated="1020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Command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5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5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.00.0000</text:date>, <text:time style:data-style-name="N2" text:time-value="17:34:09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1H2M22S</meta:editing-duration>
    <meta:editing-cycles>142</meta:editing-cycles>
    <meta:generator>LibreOffice/5.0.4.2$Windows_X86_64 LibreOffice_project/2b9802c1994aa0b7dc6079e128979269cf95bc78</meta:generator>
    <dc:date>2016-04-03T11:44:47.308000000</dc:date>
    <meta:print-date>2013-02-02T14:44:49.07</meta:print-date>
    <meta:document-statistic meta:table-count="11" meta:cell-count="1020" meta:object-count="0"/>
    <meta:user-defined meta:name="Info 1"/>
    <meta:user-defined meta:name="Info 2"/>
    <meta:user-defined meta:name="Info 3"/>
    <meta:user-defined meta:name="Info 4"/>
  </office:meta>
</office:document-meta>
</file>